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3A6E38AC1C2098DF38.png" manifest:media-type="image/png"/>
  <manifest:file-entry manifest:full-path="Pictures/100002010000046D000002B339679FEEAD667F8F.png" manifest:media-type="image/png"/>
  <manifest:file-entry manifest:full-path="Pictures/10000201000002040000014F93EE8D2967AF0B8D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640000003B6D7AE465471139ECD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1cb77" officeooo:paragraph-rsid="00311b65"/>
    </style:style>
    <style:style style:name="P6" style:family="paragraph" style:parent-style-name="Standard">
      <style:text-properties fo:color="#55308d" loext:opacity="100%" style:font-name="DejaVu Sans" officeooo:rsid="0012d73e" officeooo:paragraph-rsid="0012d73e"/>
    </style:style>
    <style:style style:name="P7" style:family="paragraph" style:parent-style-name="Standard">
      <style:text-properties fo:color="#55308d" loext:opacity="100%" officeooo:rsid="00294b28" officeooo:paragraph-rsid="00294b28"/>
    </style:style>
    <style:style style:name="P8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10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11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rsid="000a6259" officeooo:paragraph-rsid="000a6259"/>
    </style:style>
    <style:style style:name="P14" style:family="paragraph" style:parent-style-name="Standard">
      <style:text-properties style:font-name="DejaVu Sans" fo:font-weight="bold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8" style:family="paragraph" style:parent-style-name="Standard">
      <style:text-properties officeooo:rsid="001824bd" officeooo:paragraph-rsid="001824bd"/>
    </style:style>
    <style:style style:name="P19" style:family="paragraph" style:parent-style-name="Standard">
      <style:text-properties officeooo:rsid="001a3a07" officeooo:paragraph-rsid="001a3a07"/>
    </style:style>
    <style:style style:name="P20" style:family="paragraph" style:parent-style-name="Standard">
      <style:text-properties officeooo:rsid="001b68b7" officeooo:paragraph-rsid="001b68b7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23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24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25" style:family="paragraph" style:parent-style-name="Standard">
      <style:text-properties fo:font-weight="bold" officeooo:rsid="0035d2c5" officeooo:paragraph-rsid="0035d2c5" style:font-weight-asian="bold" style:font-weight-complex="bold"/>
    </style:style>
    <style:style style:name="P26" style:family="paragraph" style:parent-style-name="Standard">
      <style:text-properties fo:font-weight="bold" officeooo:paragraph-rsid="0035d2c5" style:font-weight-asian="bold" style:font-weight-complex="bold"/>
    </style:style>
    <style:style style:name="P27" style:family="paragraph" style:parent-style-name="Standard">
      <style:text-properties fo:font-weight="bold" officeooo:rsid="0036bd5f" officeooo:paragraph-rsid="0036bd5f" style:font-weight-asian="bold" style:font-weight-complex="bold"/>
    </style:style>
    <style:style style:name="P28" style:family="paragraph" style:parent-style-name="Standard">
      <style:text-properties fo:font-weight="bold" officeooo:rsid="003d3a75" officeooo:paragraph-rsid="003d3a75" style:font-weight-asian="bold" style:font-weight-complex="bold"/>
    </style:style>
    <style:style style:name="P29" style:family="paragraph" style:parent-style-name="Standard">
      <style:text-properties fo:font-weight="bold" officeooo:rsid="003e9fa7" officeooo:paragraph-rsid="003e9fa7" style:font-weight-asian="bold" style:font-weight-complex="bold"/>
    </style:style>
    <style:style style:name="P30" style:family="paragraph" style:parent-style-name="Standard">
      <style:text-properties fo:font-weight="bold" officeooo:rsid="0040b4f5" officeooo:paragraph-rsid="0040b4f5" style:font-weight-asian="bold" style:font-weight-complex="bold"/>
    </style:style>
    <style:style style:name="P31" style:family="paragraph" style:parent-style-name="Standard">
      <style:text-properties officeooo:rsid="001c2026" officeooo:paragraph-rsid="001c2026"/>
    </style:style>
    <style:style style:name="P32" style:family="paragraph" style:parent-style-name="Standard">
      <style:text-properties officeooo:rsid="001e0373" officeooo:paragraph-rsid="001e0373"/>
    </style:style>
    <style:style style:name="P33" style:family="paragraph" style:parent-style-name="Standard">
      <style:text-properties officeooo:rsid="001ea722" officeooo:paragraph-rsid="001ea722"/>
    </style:style>
    <style:style style:name="P34" style:family="paragraph" style:parent-style-name="Standard">
      <style:text-properties officeooo:rsid="001fc408" officeooo:paragraph-rsid="001fc408"/>
    </style:style>
    <style:style style:name="P35" style:family="paragraph" style:parent-style-name="Standard">
      <style:text-properties officeooo:rsid="00218d84" officeooo:paragraph-rsid="00218d84"/>
    </style:style>
    <style:style style:name="P36" style:family="paragraph" style:parent-style-name="Standard">
      <style:text-properties officeooo:paragraph-rsid="001e0373"/>
    </style:style>
    <style:style style:name="P37" style:family="paragraph" style:parent-style-name="Standard">
      <style:text-properties officeooo:rsid="0023348d" officeooo:paragraph-rsid="0023348d"/>
    </style:style>
    <style:style style:name="P38" style:family="paragraph" style:parent-style-name="Standard">
      <style:text-properties officeooo:rsid="0025218c" officeooo:paragraph-rsid="0025218c"/>
    </style:style>
    <style:style style:name="P39" style:family="paragraph" style:parent-style-name="Standard">
      <style:text-properties officeooo:rsid="00269c4c" officeooo:paragraph-rsid="00269c4c"/>
    </style:style>
    <style:style style:name="P40" style:family="paragraph" style:parent-style-name="Standard">
      <style:text-properties officeooo:rsid="002705ea" officeooo:paragraph-rsid="002705ea"/>
    </style:style>
    <style:style style:name="P41" style:family="paragraph" style:parent-style-name="Standard">
      <style:text-properties officeooo:rsid="00294b28" officeooo:paragraph-rsid="00294b28"/>
    </style:style>
    <style:style style:name="P42" style:family="paragraph" style:parent-style-name="Standard">
      <style:text-properties officeooo:rsid="002a3d65" officeooo:paragraph-rsid="002a3d65"/>
    </style:style>
    <style:style style:name="P43" style:family="paragraph" style:parent-style-name="Standard">
      <style:text-properties officeooo:paragraph-rsid="002ca63d"/>
    </style:style>
    <style:style style:name="P44" style:family="paragraph" style:parent-style-name="Standard">
      <style:text-properties officeooo:rsid="00300dae" officeooo:paragraph-rsid="00300dae"/>
    </style:style>
    <style:style style:name="P45" style:family="paragraph" style:parent-style-name="Standard">
      <style:text-properties officeooo:rsid="00311b65" officeooo:paragraph-rsid="00311b65"/>
    </style:style>
    <style:style style:name="P46" style:family="paragraph" style:parent-style-name="Standard">
      <style:text-properties officeooo:rsid="00324cf2" officeooo:paragraph-rsid="00324cf2"/>
    </style:style>
    <style:style style:name="P47" style:family="paragraph" style:parent-style-name="Standard">
      <style:text-properties officeooo:rsid="0034eb8b" officeooo:paragraph-rsid="0034eb8b"/>
    </style:style>
    <style:style style:name="P48" style:family="paragraph" style:parent-style-name="Standard">
      <style:text-properties officeooo:rsid="0036bd5f"/>
    </style:style>
    <style:style style:name="P49" style:family="paragraph" style:parent-style-name="Standard">
      <style:text-properties officeooo:rsid="0036bd5f" officeooo:paragraph-rsid="0036bd5f"/>
    </style:style>
    <style:style style:name="P50" style:family="paragraph" style:parent-style-name="Standard">
      <style:text-properties officeooo:rsid="0037dd72" officeooo:paragraph-rsid="0037dd72"/>
    </style:style>
    <style:style style:name="P51" style:family="paragraph" style:parent-style-name="Standard">
      <style:text-properties officeooo:rsid="0037fbdc" officeooo:paragraph-rsid="0037fbdc"/>
    </style:style>
    <style:style style:name="P52" style:family="paragraph" style:parent-style-name="Standard">
      <style:text-properties officeooo:paragraph-rsid="0037fbdc"/>
    </style:style>
    <style:style style:name="P53" style:family="paragraph" style:parent-style-name="Standard">
      <style:text-properties officeooo:rsid="003b886a" officeooo:paragraph-rsid="003b886a"/>
    </style:style>
    <style:style style:name="P54" style:family="paragraph" style:parent-style-name="Standard">
      <style:text-properties officeooo:paragraph-rsid="004098c2"/>
    </style:style>
    <style:style style:name="P55" style:family="paragraph" style:parent-style-name="Standard">
      <style:text-properties officeooo:rsid="0040b4f5" officeooo:paragraph-rsid="0040b4f5"/>
    </style:style>
    <style:style style:name="P56" style:family="paragraph" style:parent-style-name="Standard">
      <style:paragraph-properties fo:break-before="page"/>
      <style:text-properties officeooo:rsid="001824bd" officeooo:paragraph-rsid="001824bd"/>
    </style:style>
    <style:style style:name="P57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59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62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63" style:family="paragraph" style:parent-style-name="Standard">
      <style:paragraph-properties fo:break-before="page"/>
      <style:text-properties fo:font-weight="bold" officeooo:rsid="0034eb8b" officeooo:paragraph-rsid="0034eb8b" style:font-weight-asian="bold" style:font-weight-complex="bold"/>
    </style:style>
    <style:style style:name="P64" style:family="paragraph" style:parent-style-name="Standard">
      <style:paragraph-properties fo:break-before="page"/>
      <style:text-properties fo:font-weight="bold" officeooo:rsid="0035d2c5" officeooo:paragraph-rsid="0035d2c5" style:font-weight-asian="bold" style:font-weight-complex="bold"/>
    </style:style>
    <style:style style:name="P65" style:family="paragraph" style:parent-style-name="Standard">
      <style:paragraph-properties fo:break-before="page"/>
      <style:text-properties officeooo:rsid="001c2026" officeooo:paragraph-rsid="001c2026"/>
    </style:style>
    <style:style style:name="P66" style:family="paragraph" style:parent-style-name="Standard">
      <style:paragraph-properties fo:break-before="page"/>
      <style:text-properties officeooo:rsid="00269c4c" officeooo:paragraph-rsid="00269c4c"/>
    </style:style>
    <style:style style:name="P67" style:family="paragraph" style:parent-style-name="Standard">
      <style:paragraph-properties fo:break-before="page"/>
      <style:text-properties officeooo:rsid="00294b28" officeooo:paragraph-rsid="00294b28"/>
    </style:style>
    <style:style style:name="P68" style:family="paragraph" style:parent-style-name="Standard">
      <style:paragraph-properties fo:break-before="page"/>
      <style:text-properties officeooo:rsid="00300dae" officeooo:paragraph-rsid="00300dae"/>
    </style:style>
    <style:style style:name="P69" style:family="paragraph" style:parent-style-name="Standard">
      <style:paragraph-properties fo:break-before="page"/>
      <style:text-properties officeooo:rsid="0037dd72" officeooo:paragraph-rsid="0037dd72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style:font-name="DejaVu Sans"/>
    </style:style>
    <style:style style:name="P72" style:family="paragraph" style:parent-style-name="Heading_20_2">
      <style:text-properties style:font-name="DejaVu Sans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Standard" style:list-style-name="L1"/>
    <style:style style:name="P76" style:family="paragraph" style:parent-style-name="Standard">
      <style:text-properties fo:font-weight="bold" style:font-weight-asian="bold" style:font-weight-complex="bold"/>
    </style:style>
    <style:style style:name="P77" style:family="paragraph" style:parent-style-name="Standard">
      <style:text-properties officeooo:rsid="004200c9" officeooo:paragraph-rsid="004200c9"/>
    </style:style>
    <style:style style:name="P78" style:family="paragraph" style:parent-style-name="Standard">
      <style:paragraph-properties fo:break-before="page"/>
    </style:style>
    <style:style style:name="P7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11b65"/>
    </style:style>
    <style:style style:name="T18" style:family="text">
      <style:text-properties officeooo:rsid="00315e52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fo:font-weight="bold" style:font-weight-asian="bold" style:font-weight-complex="bold"/>
    </style:style>
    <style:style style:name="T21" style:family="text">
      <style:text-properties fo:color="#c9211e" loext:opacity="100%" officeooo:rsid="0037fbdc"/>
    </style:style>
    <style:style style:name="T22" style:family="text">
      <style:text-properties fo:color="#c9211e" loext:opacity="100%" officeooo:rsid="003e9fa7"/>
    </style:style>
    <style:style style:name="T23" style:family="text">
      <style:text-properties officeooo:rsid="0035d2c5"/>
    </style:style>
    <style:style style:name="T24" style:family="text">
      <style:text-properties officeooo:rsid="0040b4f5"/>
    </style:style>
    <style:style style:name="T25" style:family="text">
      <style:text-properties officeooo:rsid="004112ac"/>
    </style:style>
    <style:style style:name="T26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b389c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71" text:outline-level="1">Kafka</text:h>
      <text:h text:style-name="P72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2"/>
      <text:p text:style-name="P17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2"/>
      <text:p text:style-name="P12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4136117045" text:style-name="L1">
        <text:list-item>
          <text:p text:style-name="P75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75"><text:span text:style-name="T2">Single Kafka: </text:span><text:span text:style-name="Source_20_Text"><text:span text:style-name="T2">$DOCKER_HOST_IP:9092</text:span></text:span></text:p>
        </text:list-item>
        <text:list-item>
          <text:p text:style-name="P75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75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75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75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75"><text:span text:style-name="T2">Kafka Connect: </text:span><text:span text:style-name="Source_20_Text"><text:span text:style-name="T2">$DOCKER_HOST_IP:8083</text:span></text:span></text:p>
        </text:list-item>
        <text:list-item>
          <text:p text:style-name="P75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75"><text:span text:style-name="T2">KSQL Server: </text:span><text:span text:style-name="Source_20_Text"><text:span text:style-name="T2">$DOCKER_HOST_IP:8088</text:span></text:span></text:p>
        </text:list-item>
        <text:list-item>
          <text:p text:style-name="P75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75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2"/>
      <text:p text:style-name="P12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2"/>
      <text:p text:style-name="P12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2"/>
      <text:p text:style-name="P12"/>
      <text:p text:style-name="P12"/>
      <text:p text:style-name="P15">Install docker-compose</text:p>
      <text:p text:style-name="P2">sudo curl -L "https://github.com/docker/compose/releases/download/1.29.0/docker-compose-$(uname -s)-$(uname -m)" -o /usr/local/bin/docker-compose</text:p>
      <text:p text:style-name="P13"/>
      <text:p text:style-name="P2">sudo chmod +x /usr/local/bin/docker-compose</text:p>
      <text:p text:style-name="P13"/>
      <text:p text:style-name="P16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8">Describe the topics</text:p>
      <text:p text:style-name="P3">docker-compose exec broker kafka-topics --bootstrap-server localhost:9092 --describe</text:p>
      <text:p text:style-name="P3"/>
      <text:p text:style-name="P8">Describe a specific topic</text:p>
      <text:p text:style-name="P3">docker-compose exec broker kafka-topics --bootstrap-server localhost:9092 --describe --topic users</text:p>
      <text:p text:style-name="P3"/>
      <text:p text:style-name="P14">Describe all groups</text:p>
      <text:p text:style-name="P4">docker-compose exec broker kafka-consumer-groups --bootstrap-server localhost:9092 --describe --all-groups</text:p>
      <text:p text:style-name="P4"/>
      <text:p text:style-name="P9">Instantiate a Console Producer without a key</text:p>
      <text:p text:style-name="P4">docker-compose exec broker kafka-console-producer --bootstrap-server localhost:9092 --topic users</text:p>
      <text:p text:style-name="P4"/>
      <text:p text:style-name="P10">Instantiate a Console Producer with a key</text:p>
      <text:p text:style-name="P6">docker-compose exec broker kafka-console-producer --bootstrap-server localhost:9092 --topic users --property "key.separator=-" --property "parse.key=true"</text:p>
      <text:p text:style-name="P4"/>
      <text:p text:style-name="P9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11">Instantiate a Console Producer with a key</text:p>
      <text:p text:style-name="P6">docker-compose exec broker kafka-console-consumer --bootstrap-server localhost:9092 --topic users --property "key.separator=-" --property="print.key=true"</text:p>
      <text:p text:style-name="P6"/>
      <text:p text:style-name="P6"/>
      <text:p text:style-name="P6"/>
      <text:p text:style-name="P6"/>
      <text:p text:style-name="P6"/>
      <text:p text:style-name="P6"/>
      <text:h text:style-name="P70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3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4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Click in the Generate button</text:p>
      <text:p text:style-name="P18"/>
      <text:p text:style-name="P56">Extracted the Zip file and import into the Intellij</text:p>
      <text:p text:style-name="P18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73" text:outline-level="2">Create the LibraryEvent <text:span text:style-name="T4">and Book classes</text:span></text:h>
      <text:p text:style-name="P19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20"/>
      <text:p text:style-name="P20"/>
      <text:p text:style-name="P20"/>
      <text:p text:style-name="P57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21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5">Create the Producer API</text:p>
      <text:p text:style-name="P31"><draw:frame draw:style-name="fr3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32"/>
      <text:h text:style-name="P73" text:outline-level="2"><text:span text:style-name="T5">Setup</text:span> Postman</text:h>
      <text:p text:style-name="P33">Create a new collection LibraryMicroservice App</text:p>
      <text:p text:style-name="P33">Create a new folder Fase 1</text:p>
      <text:p text:style-name="P33">Create a new folder inside of Fase 1 called Library Events</text:p>
      <text:p text:style-name="P33">Create a new environment file library-env</text:p>
      <text:p text:style-name="P34">Create a new Request librarryEventAPI</text:p>
      <text:p text:style-name="Standard">Change the service to POST</text:p>
      <text:p text:style-name="Standard">this is the url http://localhost:8080/v1/libraryevent</text:p>
      <text:p text:style-name="P36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35">Add in the headers</text:p>
      <text:p text:style-name="P35"><draw:frame draw:style-name="fr3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35">Content-Type application/json</text:p>
      <text:p text:style-name="P32"/>
      <text:p text:style-name="P32"/>
      <text:p text:style-name="P32"/>
      <text:p text:style-name="P32"/>
      <text:p text:style-name="P32"/>
      <text:p text:style-name="P32"/>
      <text:p text:style-name="Standard"><text:soft-page-break/></text:p>
      <text:p text:style-name="P37">Click in the send button to see results and it should be 201</text:p>
      <text:p text:style-name="P37"><draw:frame draw:style-name="fr3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37"/>
      <text:p text:style-name="P37">Click in the save button to record the endpoint in postman</text:p>
      <text:p text:style-name="P37"/>
      <text:p text:style-name="P37"/>
      <text:p text:style-name="P37"/>
      <text:p text:style-name="P37"/>
      <text:p text:style-name="P37"/>
      <text:p text:style-name="P37"/>
      <text:h text:style-name="P73" text:outline-level="2">Spring for Kafka Reference Producer</text:h>
      <text:p text:style-name="P37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37"/>
      <text:p text:style-name="P40">Concluence example</text:p>
      <text:p text:style-name="P37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37"/>
      <text:h text:style-name="Heading_20_3" text:outline-level="3">Install Spring Assistant</text:h>
      <text:p text:style-name="P38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8"/>
      <text:p text:style-name="P38"/>
      <text:p text:style-name="P66">Create application.yml file <text:span text:style-name="T9">for kafka local setup </text:span>in the resource folder</text:p>
      <text:p text:style-name="P39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3"><text:s text:c="2"/><text:bookmark-start text:name="__DdeLink__1146_3072265784"/>profiles: local<text:bookmark-end text:name="__DdeLink__1146_3072265784"/><text:line-break/> <text:s/>kafka:</text:p>
      <text:p text:style-name="P43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58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18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9"/>
      <text:h text:style-name="P74" text:outline-level="3">Create a new class config.AutoCreateConfig</text:h>
      <text:p text:style-name="P42">This file will create the topoic library-events</text:p>
      <text:p text:style-name="P42"/>
      <text:p text:style-name="P39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67">Run the application</text:p>
      <text:p text:style-name="P41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9">Test listing the topics</text:p>
      <text:p text:style-name="P7">$docker-compose exec broker kafka-topics --bootstrap-server localhost:9092 --list</text:p>
      <text:p text:style-name="P41"/>
      <text:p text:style-name="P41"><draw:frame draw:style-name="fr3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1"/>
      <text:p text:style-name="P60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22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6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6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68">Run the application and open the consumer to show the results and open postmand to make the call</text:p>
      <text:p text:style-name="P44"/>
      <text:p text:style-name="P45">Launch the consumer</text:p>
      <text:p text:style-name="P5">docker-compose exec broker kafka-console-consumer --bootstrap-server localhost:9092 --topic <text:span text:style-name="T17">library-events </text:span>--from-beginning </text:p>
      <text:p text:style-name="Standard"/>
      <text:p text:style-name="P45">Make a call using postman</text:p>
      <text:p text:style-name="P45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5"/>
      <text:p text:style-name="P45"/>
      <text:p text:style-name="P61">Change LibraryEventProducer</text:p>
      <text:p text:style-name="P46">Create a Synchronous call method</text:p>
      <text:p text:style-name="P46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0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23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0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62">Setup a Asynchronous Producer Record</text:p>
      <text:p text:style-name="P24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20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24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19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P63">Added Header to the Producer Record</text:p>
      <text:p text:style-name="P47">Change LibraryEventProducer</text:p>
      <text:p text:style-name="P47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apache.kafka.common.header.internals.RecordHeaders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nio.charset.StandardCharsets;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soft-pag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<text:line-break/><text:span text:style-name="T19"> <text:s text:c="7"/>List&lt;Header&gt; recordHeaders = List.of( new RecordHeader("event-source","scanner".getBytes()));</text:span><text:line-break/><text:line-break/> <text:s text:c="7"/>return new ProducerRecord&lt;&gt;(topic, null, key, value, <text:span text:style-name="T19">recordHeaders</text:span>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<text:soft-pag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64">Add a new metadata in the LibraryEvent</text:p>
      <text:p text:style-name="P25">Create a new enum LibraryEventType</text:p>
      <text:p text:style-name="Standard">package com.learnkafka.domain;<text:line-break/><text:line-break/>public enum LibraryEventType {<text:line-break/> <text:s text:c="3"/>NEW,<text:line-break/> <text:s text:c="3"/>UPDATE<text:line-break/>}<text:line-break/></text:p>
      <text:p text:style-name="P25">Change the LibraryEvent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<text:span text:style-name="T19"> <text:s text:c="3"/>private LibraryEventType libraryEventType;</text:span><text:line-break/> <text:s text:c="3"/>private Book book;<text:line-break/>}<text:line-break/></text:p>
      <text:p text:style-name="Standard"/>
      <text:p text:style-name="P26"><text:span text:style-name="T23">Changed </text:span>LibraryEventsControll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<text:soft-page-break/> <text:s text:c="3"/>public ResponseEntity&lt;LibraryEvent&gt; postLibraryEvent(@RequestBody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<text:span text:style-name="T19">libraryEvent.setLibraryEventType(LibraryEventType.NEW);</text:span><text:line-break/> <text:s text:c="7"/>libraryEventProducer.sendLibraryEventWithProducerRecord(libraryEvent);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h text:style-name="P70" text:outline-level="1">Integration Test</text:h>
      <text:p text:style-name="Standard">Create new test file LibraryEventsControllerIntegrationTest</text:p>
      <text:p text:style-name="P49"><draw:frame draw:style-name="fr1" draw:name="Image18" text:anchor-type="char" svg:x="0.261cm" svg:y="0.277cm" svg:width="13.917cm" svg:height="8.308cm" draw:z-index="17"><draw:image xlink:href="Pictures/100002010000020E0000013A6E38AC1C2098DF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learnkafka.domain.Book;<text:line-break/>import com.learnkafka.domain.LibraryEvent;<text:line-break/>import org.junit.jupiter.api.Tes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test.context.EmbeddedKafka;<text:line-break/>import org.springframework.test.context.TestPropertySource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Test<text:line-break/> <text:s text:c="3"/>void postLibraryEvent() {<text:line-break/> <text:s text:c="7"/>//given<text:line-break/> <text:s text:c="7"/>Book book = Book.builder()<text:line-break/> <text:s text:c="15"/>.bookId(123)<text:line-break/><text:soft-page-break/> <text:s text:c="15"/>.bookAuthor("Itamar")<text:line-break/> <text:s text:c="15"/>.bookName("Kafka using Sprint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text:line-break/><text:line-break/> <text:s text:c="7"/>//Then<text:line-break/> <text:s text:c="7"/>assertEquals(HttpStatus.CREATED,<text:line-break/> <text:s text:c="15"/>responseEntity.getStatusCode());<text:line-break/> <text:s text:c="3"/>}<text:line-break/>}<text:line-break/></text:p>
      <text:p text:style-name="P48"/>
      <text:p text:style-name="P27">Shutdown the kafka server and run test which will use a embedded Kafka from Spring boot</text:p>
      <text:p text:style-name="Standard"/>
      <text:p text:style-name="Standard"><draw:frame draw:style-name="fr2" draw:name="Image19" text:anchor-type="char" svg:width="17cm" svg:height="10.093cm" draw:z-index="18"><draw:image xlink:href="Pictures/1000020100000640000003B6D7AE465471139ECD.png" xlink:type="simple" xlink:show="embed" xlink:actuate="onLoad" draw:mime-type="image/png"/></draw:frame></text:p>
      <text:p text:style-name="P50"><text:soft-page-break/>Notice the test is a success</text:p>
      <text:p text:style-name="P69"/>
      <text:p text:style-name="P51">Added the consumer to the test file</text:p>
      <text:p text:style-name="P52">package com.learnkafka.controller;<text:line-break/><text:line-break/>import com.learnkafka.domain.Book;<text:line-break/>import com.learnkafka.domain.LibraryEvent;<text:line-break/>import org.apache.kafka.clients.consumer.Consumer;<text:line-break/>import org.apache.kafka.clients.consumer.ConsumerRecord;<text:line-break/>import org.apache.kafka.common.serialization.IntegerDeserializer;<text:line-break/>import org.apache.kafka.common.serialization.StringDeserializer;<text:line-break/>import org.junit.jupiter.api.AfterEach;<text:line-break/>import org.junit.jupiter.api.BeforeEach;<text:line-break/>import org.junit.jupiter.api.Test;<text:line-break/>import org.junit.jupiter.api.Timeout;<text:line-break/>import org.springframework.beans.factory.annotation.Autowired;<text:line-break/>import org.springframework.boot.test.context.SpringBootTest;<text:line-break/>import org.springframework.boot.test.web.client.TestRestTemplate;<text:line-break/>import org.springframework.http.*;<text:line-break/>import org.springframework.kafka.core.DefaultKafkaConsumerFactory;<text:line-break/>import org.springframework.kafka.test.EmbeddedKafkaBroker;<text:line-break/>import org.springframework.kafka.test.context.EmbeddedKafka;<text:line-break/>import org.springframework.kafka.test.utils.KafkaTestUtils;<text:line-break/>import org.springframework.test.context.TestPropertySource;<text:line-break/><text:line-break/>import java.util.HashMap;<text:line-break/>import java.util.Map;<text:line-break/><text:line-break/>import static org.junit.jupiter.api.Assertions.assertEquals;<text:line-break/><text:line-break/>@SpringBootTest(webEnvironment = SpringBootTest.WebEnvironment.RANDOM_PORT)<text:line-break/>@EmbeddedKafka(topics = {"library-events"}, partitions = 1)<text:line-break/>@TestPropertySource(properties = {"spring.kafka.producer.bootstrap-servers=${spring.embedded.kafka.brokers}",<text:line-break/> <text:s text:c="7"/>"spring.kafka.admin.bootstrap.servers=${spring.embedded.kafka.brokers}"})<text:line-break/>public class LibraryEventsControllerIntegrationTest {<text:line-break/><text:line-break/> <text:s text:c="3"/>@Autowired<text:line-break/> <text:s text:c="3"/>TestRestTemplate restTemplate;<text:line-break/><text:line-break/> <text:s text:c="3"/>@Autowired<text:line-break/> <text:s text:c="3"/>EmbeddedKafkaBroker embeddedKafkaBroker;<text:line-break/><text:line-break/> <text:s text:c="3"/>private Consumer&lt;Integer,String&gt; consumer;<text:line-break/><text:line-break/> <text:s text:c="3"/>@BeforeEach<text:line-break/> <text:s text:c="3"/>void setUp(){<text:line-break/> <text:s text:c="7"/>Map&lt;String,Object&gt; configs = new HashMap&lt;&gt;(KafkaTestUtils.consumerProps(<text:line-break/> <text:s text:c="15"/>"group1",<text:line-break/> <text:s text:c="15"/>"true",<text:line-break/> <text:s text:c="15"/>embeddedKafkaBroker));<text:line-break/><text:line-break/> <text:s text:c="7"/>consumer = new DefaultKafkaConsumerFactory&lt;&gt;(configs, new IntegerDeserializer(),<text:line-break/><text:soft-page-break/> <text:s text:c="15"/>new StringDeserializer()).createConsumer();<text:line-break/><text:line-break/> <text:s text:c="7"/>embeddedKafkaBroker.consumeFromAllEmbeddedTopics(consumer);<text:line-break/> <text:s text:c="3"/>}<text:line-break/><text:line-break/> <text:s text:c="3"/>@AfterEach<text:line-break/> <text:s text:c="3"/>void tearDown() {<text:line-break/> <text:s text:c="7"/>consumer.close();<text:line-break/> <text:s text:c="3"/>}<text:line-break/><text:line-break/> <text:s text:c="3"/>@Test<text:line-break/> <text:s text:c="3"/>@Timeout(5)<text:line-break/> <text:s text:c="3"/>void postLibraryEvent() throws InterruptedException {<text:line-break/> <text:s text:c="7"/>//given</text:p>
      <text:p text:style-name="P52"><text:span text:style-name="T19"><text:s text:c="8"/>//</text:span><text:span text:style-name="T21">Information sent to the post command below</text:span><text:line-break/><text:span text:style-name="T19"> <text:s text:c="7"/>Book book = Book.builder()<text:line-break/> <text:s text:c="15"/>.bookId(424)<text:line-break/> <text:s text:c="15"/>.bookAuthor("Itamar")<text:line-break/> <text:s text:c="15"/>.bookName("Kafka using Sprint Boot")<text:line-break/> <text:s text:c="15"/>.build();</text:span>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HttpHeaders headers = new HttpHeaders();<text:line-break/><text:line-break/> <text:s text:c="7"/>headers.set("content-type",<text:line-break/> <text:s text:c="15"/>MediaType.APPLICATION_JSON.toString());<text:line-break/><text:line-break/> <text:s text:c="7"/>HttpEntity&lt;LibraryEvent&gt; request = new HttpEntity&lt;&gt;(libraryEvent, headers);<text:line-break/><text:line-break/> <text:s text:c="7"/>//When<text:line-break/><text:span text:style-name="T19"> <text:s text:c="7"/>//Make a rest call to the url /v1/libraryevent<text:line-break/> <text:s text:c="7"/>ResponseEntity&lt;LibraryEvent&gt; responseEntity = restTemplate.exchange("/v1/libraryevent",<text:line-break/> <text:s text:c="15"/>HttpMethod.POST,<text:line-break/> <text:s text:c="15"/>request,<text:line-break/> <text:s text:c="15"/>LibraryEvent.class);</text:span><text:line-break/><text:line-break/> <text:s text:c="7"/>//Then<text:line-break/> <text:s text:c="7"/>assertEquals(HttpStatus.CREATED,<text:line-break/> <text:s text:c="15"/>responseEntity.getStatusCode());<text:line-break/><text:line-break/><text:span text:style-name="T19"> <text:s text:c="7"/>//Consumer<text:line-break/> <text:s text:c="7"/>ConsumerRecord&lt;Integer, String&gt; consumerRecord = KafkaTestUtils<text:line-break/> <text:s text:c="15"/>.getSingleRecord(consumer, "library-events");</text:span><text:line-break/> <text:s text:c="7"/>//Thread.sleep(3000);</text:p>
      <text:p text:style-name="P52"/>
      <text:p text:style-name="P52"><text:s text:c="8"/><text:span text:style-name="T19">//</text:span><text:span text:style-name="T21">Expected Result</text:span><text:span text:style-name="T19"><text:line-break/> <text:s text:c="7"/>String expectedRecord = "{\"libraryEventId\":null,\"libraryEventType\":\"NEW\",\"book\":{\"bookId\":424,\"bookName\":\"Kafka using Sprint Boot\",\"bookAuthor\":\"Itamar\"}}";</text:span><text:line-break/><text:soft-page-break/> <text:s text:c="7"/>String value = consumerRecord.value();<text:line-break/> <text:s text:c="7"/>assertEquals(expectedRecord, value);<text:line-break/><text:line-break/> <text:s text:c="3"/>}<text:line-break/>}<text:line-break/></text:p>
      <text:p text:style-name="Standard"/>
      <text:h text:style-name="P70" text:outline-level="1">Unit Testing</text:h>
      <text:p text:style-name="P53"/>
      <text:p text:style-name="P28">Create a new LibraryEventControllerUnit class</text:p>
      <text:p text:style-name="Standard"/>
      <text:p text:style-name="Standard"><draw:frame draw:style-name="fr1" draw:name="Image20" text:anchor-type="char" svg:x="-0.026cm" svg:y="0cm" svg:width="13.653cm" svg:height="8.864cm" draw:z-index="19"><draw:image xlink:href="Pictures/10000201000002040000014F93EE8D2967AF0B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soft-pag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<text:span text:style-name="T19">book(book) //</text:span><text:span text:style-name="T22">the validation will make sure that the book was parsed</text:span>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}<text:line-break/></text:p>
      <text:p text:style-name="Standard"/>
      <text:p text:style-name="P29">Changed class <text:s/><text:span text:style-name="T24">Book</text:span>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span text:style-name="T19"><text:line-break/>import javax.validation.constraints.NotBlank;<text:line-break/>import javax.validation.constraints.NotNull;</text:span><text:line-break/><text:line-break/>@AllArgsConstructor<text:line-break/>@NoArgsConstructor<text:line-break/>@Data<text:line-break/>@Builder<text:line-break/>public class Book {<text:line-break/><text:soft-page-break/><text:line-break/> <text:s text:c="3"/><text:span text:style-name="T19">@NotNull</text:span><text:line-break/> <text:s text:c="3"/>private Integer bookId;<text:line-break/> <text:s text:c="3"/><text:span text:style-name="T19">@NotBlank</text:span><text:line-break/> <text:s text:c="3"/>private String bookName;<text:line-break/><text:span text:style-name="T19"> <text:s text:c="3"/>@NotBlank</text:span><text:line-break/> <text:s text:c="3"/>private String bookAuthor;<text:line-break/><text:line-break/>}<text:line-break/></text:p>
      <text:p text:style-name="P54"><text:line-break/></text:p>
      <text:p text:style-name="Standard"/>
      <text:p text:style-name="P21">Changed <text:s/>LibraryEventsController</text:p>
      <text:p text:style-name="Standard">package com.learnkafka.controller;<text:line-break/><text:line-break/>import com.learnkafka.domain.LibraryEvent;<text:line-break/>import com.learnkafka.domain.LibraryEventType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<text:line-break/>import org.springframework.web.bind.annotation.PostMapping;<text:line-break/>import org.springframework.web.bind.annotation.RequestBody;<text:line-break/>import org.springframework.web.bind.annotation.RestController;<text:line-break/><text:line-break/><text:span text:style-name="T19">import javax.validation.Valid;</text:span>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<text:span text:style-name="T19">@Valid</text:span> LibraryEvent libraryEvent) throws Exception {<text:line-break/> <text:s text:c="7"/>//Invoke Kafka Producer<text:line-break/> <text:s text:c="7"/>//log.info("Before sendLibraryEvent");<text:line-break/><text:line-break/> <text:s text:c="7"/>//Asynchronous call<text:line-break/> <text:s text:c="7"/>//libraryEventProducer.sendLibraryEvent(libraryEvent);<text:line-break/><text:line-break/> <text:s text:c="7"/>//Asynchronous call with Producer Record<text:line-break/> <text:s text:c="7"/>libraryEvent.setLibraryEventType(LibraryEventType.NEW);<text:line-break/> <text:s text:c="7"/>libraryEventProducer.sendLibraryEventWithProducerRecord(libraryEvent);<text:line-break/><text:line-break/> <text:s text:c="7"/>//Synchronous call<text:line-break/> <text:s text:c="7"/>//SendResult&lt;Integer, String&gt; sendResult = <text:soft-page-break/>libraryEventProducer.sendLibraryEventSynchronous(libraryEvent);<text:line-break/> <text:s text:c="7"/>//log.info("SendResult is{}",sendResult.toString());<text:line-break/><text:line-break/> <text:s text:c="7"/>//log.info("after sendLibraryEvent");<text:line-break/> <text:s text:c="7"/>return ResponseEntity.status(HttpStatus.CREATED).body(libraryEvent);<text:line-break/> <text:s text:c="3"/>}<text:line-break/>}<text:line-break/></text:p>
      <text:p text:style-name="P55"/>
      <text:p text:style-name="P30">Change LibraryEvent</text:p>
      <text:p text:style-name="Standard"/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<text:span text:style-name="T19">import javax.validation.Valid;<text:line-break/>import javax.validation.constraints.NotNull;</text:span>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LibraryEventType libraryEventType;<text:line-break/><text:line-break/><text:span text:style-name="T19"> <text:s text:c="3"/>@NotNull<text:line-break/> <text:s text:c="3"/>@Valid</text:span><text:line-break/> <text:s text:c="3"/>private Book book;<text:line-break/>}<text:line-break/></text:p>
      <text:p text:style-name="Standard"/>
      <text:h text:style-name="P73" text:outline-level="2">Added Custom Error Messages</text:h>
      <text:p text:style-name="Standard">Create <text:s/><text:span text:style-name="T16">LibraryEventControllerAdvice</text:span></text:p>
      <text:p text:style-name="Standard"/>
      <text:p text:style-name="Standard">package com.learnkafka.controller;<text:line-break/><text:line-break/>import lombok.extern.slf4j.Slf4j;<text:line-break/>import org.springframework.http.HttpStatus;<text:line-break/>import org.springframework.http.ResponseEntity;<text:line-break/>import org.springframework.validation.FieldError;<text:line-break/>import org.springframework.web.bind.MethodArgumentNotValidException;<text:line-break/>import org.springframework.web.bind.annotation.ControllerAdvice;<text:line-break/>import org.springframework.web.bind.annotation.ExceptionHandler;<text:line-break/><text:line-break/>import java.util.List;<text:line-break/>import java.util.stream.Collectors;<text:line-break/><text:line-break/>@ControllerAdvice<text:line-break/>@Slf4j<text:line-break/>public class LibraryEventControllerAdvice {<text:line-break/><text:line-break/> <text:s text:c="3"/>@ExceptionHandler(MethodArgumentNotValidException.class)<text:line-break/> <text:s text:c="3"/>public ResponseEntity&lt;?&gt; handleRequestBody(MethodArgumentNotValidException ex) {<text:line-break/><text:line-break/> <text:s text:c="7"/>List&lt;FieldError&gt; errorList = ex.getBindingResult().getFieldErrors();<text:line-break/><text:line-break/> <text:s text:c="7"/>String errorMessage = errorList.stream()<text:line-break/> <text:s text:c="15"/>.map(fieldError -&gt; fieldError.getField() + " - " + fieldError.getDefaultMessage())<text:line-break/> <text:s text:c="15"/>.sorted()<text:line-break/> <text:s text:c="15"/>.collect(Collectors.joining(", "));<text:line-break/><text:line-break/> <text:s text:c="7"/>log.info("errorMessage : {} ", errorMessage);<text:line-break/> <text:s text:c="7"/>return new ResponseEntity&lt;&gt;(errorMessage, HttpStatus.BAD_REQUEST);<text:line-break/><text:line-break/> <text:s text:c="3"/>}<text:line-break/>}<text:line-break/></text:p>
      <text:p text:style-name="P21">Changed LibraryEventControllerUnitTest</text:p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soft-page-break/><text:line-break/>import static org.mockito.ArgumentMatchers.isA;<text:line-break/>import static org.mockito.Mockito.doNothing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<text:span text:style-name="T19"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</text:span><text:soft-page-break/><text:span text:style-name="T19"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doNothing().when(libraryEventProducer).sendLibraryEventWithProducerRecord(isA(LibraryEvent.class));<text:line-break/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/text:span><text:line-break/><text:line-break/>}<text:line-break/></text:p>
      <text:p text:style-name="Standard"/>
      <text:h text:style-name="P73" text:outline-level="2">Write Junit Test for Kafka Producer</text:h>
      <text:p text:style-name="P77"/>
      <text:p text:style-name="P77">Create a new Unit test for the 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Book;<text:line-break/>import com.learnkafka.domain.LibraryEvent;<text:line-break/>import org.apache.kafka.clients.producer.ProducerRecord;<text:line-break/>import org.junit.jupiter.api.Test;<text:line-break/>import org.junit.jupiter.api.extension.ExtendWith;<text:line-break/>import org.mockito.InjectMocks;<text:line-break/>import org.mockito.Mock;<text:line-break/>import org.mockito.Spy;<text:line-break/>import org.mockito.junit.jupiter.MockitoExtension;<text:line-break/>import org.springframework.kafka.core.KafkaTemplate;<text:line-break/>import org.springframework.util.concurrent.SettableListenableFuture;<text:line-break/><text:line-break/>import static org.junit.jupiter.api.Assertions.assertThrows;<text:line-break/>import static org.mockito.Mockito.when;<text:line-break/>import static org.mockito.ArgumentMatchers.isA;<text:line-break/><text:line-break/><text:line-break/>@ExtendWith(MockitoExtension.class)<text:line-break/>public class LibraryEventProducerUnitTest {<text:line-break/><text:line-break/> <text:s text:c="3"/>@Mock<text:line-break/> <text:s text:c="3"/>KafkaTemplate&lt;Integer, String&gt; kafkaTemplate;<text:line-break/><text:line-break/> <text:s text:c="3"/>@Spy<text:line-break/> <text:s text:c="3"/>ObjectMapper objectMapper = new ObjectMapper();<text:line-break/><text:line-break/> <text:s text:c="3"/>@InjectMocks<text:line-break/> <text:s text:c="3"/>LibraryEventProducer eventProducer;<text:line-break/><text:line-break/> <text:s text:c="3"/>@Test<text:line-break/> <text:s text:c="3"/>void sendLibraryEventWithProducerRecord_failure() throws JsonProcessing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<text:soft-page-break/> <text:s text:c="7"/>SettableListenableFuture&lt;Void&gt; future = new SettableListenableFuture&lt;&gt;();<text:line-break/><text:line-break/> <text:s text:c="7"/>future.setException(new RuntimeException("Exception Calling Kafka"));<text:line-break/><text:line-break/> <text:s text:c="7"/>when(kafkaTemplate.send(isA(ProducerRecord.class))).thenReturn(future);<text:line-break/><text:line-break/> <text:s text:c="7"/>assertThrows(Exception.class,()-&gt;eventProducer.sendLibraryEventWithProducerRecord(libraryEvent).get());<text:line-break/><text:line-break/> <text:s text:c="3"/>}<text:line-break/><text:line-break/>}<text:line-break/></text:p>
      <text:p text:style-name="P21"/>
      <text:p text:style-name="P21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apache.kafka.common.header.Header;<text:line-break/>import org.apache.kafka.common.header.internals.RecordHeader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List;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<text:line-break/><text:soft-pag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//Asynchronous Call with Producer Record<text:line-break/> <text:s text:c="3"/>public <text:span text:style-name="T19">ListenableFuture&lt;SendResult&lt;Integer, String&gt;&gt; </text:span>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<text:line-break/> <text:s text:c="7"/>return listenableFuture;<text:line-break/> <text:s text:c="3"/>}<text:line-break/><text:line-break/> <text:s text:c="3"/>private ProducerRecord&lt;Integer, String&gt; buildProducerRecord(Integer key, String value, String topic) {<text:line-break/><text:line-break/> <text:s text:c="7"/>List&lt;Header&gt; recordHeaders = List.of( new RecordHeader("event-<text:soft-page-break/>source","scanner".getBytes()));<text:line-break/><text:line-break/> <text:s text:c="7"/>return new ProducerRecord&lt;&gt;(topic, null, key, value, recordHeaders);<text:line-break/> <text:s text:c="3"/>}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P79">Change <text:s/>LibraryEventControllerUnitTest</text:p>
      <text:p text:style-name="Standard"/>
      <text:p text:style-name="Standard"/>
      <text:p text:style-name="Standard">package com.learnkafka.controller;<text:line-break/><text:line-break/>import com.fasterxml.jackson.databind.ObjectMapper;<text:line-break/>import com.learnkafka.domain.Book;<text:line-break/>import com.learnkafka.domain.LibraryEvent;<text:line-break/>import com.learnkafka.producer.LibraryEventProducer;<text:line-break/>import org.junit.jupiter.api.Test;<text:line-break/>import org.springframework.beans.factory.annotation.Autowired;<text:line-break/>import org.springframework.boot.test.autoconfigure.web.servlet.AutoConfigureMockMvc;<text:line-break/>import org.springframework.boot.test.autoconfigure.web.servlet.WebMvcTest;<text:line-break/>import org.springframework.boot.test.mock.mockito.MockBean;<text:line-break/>import org.springframework.http.MediaType;<text:line-break/>import org.springframework.test.web.servlet.MockMvc;<text:line-break/><text:line-break/>import static org.mockito.ArgumentMatchers.isA;<text:line-break/>import static org.mockito.Mockito.doNothing;<text:line-break/>import static org.mockito.Mockito.when;<text:line-break/><text:line-break/>import org.springframework.test.web.servlet.request.MockMvcRequestBuilders;<text:line-break/>import org.springframework.test.web.servlet.result.MockMvcResultMatchers;<text:line-break/><text:line-break/>@WebMvcTest(LibraryEventsController.class)<text:line-break/>@AutoConfigureMockMvc<text:line-break/>public class LibraryEventControllerUnitTest {<text:line-break/> <text:s text:c="3"/>@Autowired<text:line-break/> <text:s text:c="3"/>MockMvc mockMvc;<text:line-break/><text:line-break/> <text:s text:c="3"/>ObjectMapper objectmapper = new ObjectMapper();<text:line-break/><text:line-break/> <text:s text:c="3"/>@MockBean<text:line-break/> <text:s text:c="3"/>LibraryEventProducer libraryEventProducer;<text:line-break/><text:line-break/> <text:s text:c="3"/>@Test<text:line-break/> <text:s text:c="3"/>void postLibraryEvent() throws Exception {<text:line-break/> <text:s text:c="7"/>//given<text:line-break/> <text:s text:c="7"/>Book book = Book.builder()<text:line-break/> <text:s text:c="15"/>.bookId(123)<text:line-break/> <text:s text:c="15"/>.bookAuthor("Itamar"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oft-page-break/><text:span text:style-name="T19">when(libraryEventProducer.sendLibraryEventWithProducerRecord(isA(LibraryEvent.class))).thenReturn(null);</text:span><text:line-break/> <text:s text:c="7"/><text:span text:style-name="T19">//doNothing().when(libraryEventProducer).sendLibraryEventWithProducerRecord(isA(LibraryEvent.class));</text:span><text:line-break/> <text:s text:c="7"/>//When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9"/>.andExpect(MockMvcResultMatchers.status().isCreated());<text:line-break/><text:line-break/> <text:s text:c="3"/>}<text:line-break/><text:line-break/> <text:s text:c="3"/>@Test<text:line-break/> <text:s text:c="3"/>void postLibraryEvent_4xx() throws Exception {<text:line-break/> <text:s text:c="7"/>//given<text:line-break/> <text:s text:c="7"/>Book book = Book.builder()<text:line-break/> <text:s text:c="15"/>.bookId(null)<text:line-break/> <text:s text:c="15"/>.bookAuthor(null)<text:line-break/> <text:s text:c="15"/>.bookName("Kafka using Spring Boot")<text:line-break/> <text:s text:c="15"/>.build();<text:line-break/><text:line-break/> <text:s text:c="7"/>LibraryEvent libraryEvent = LibraryEvent.builder()<text:line-break/> <text:s text:c="15"/>.libraryEventId(null)<text:line-break/> <text:s text:c="15"/>.book(book)<text:line-break/> <text:s text:c="15"/>.build();<text:line-break/><text:line-break/> <text:s text:c="7"/>String json = objectmapper.writeValueAsString(libraryEvent);<text:line-break/><text:line-break/> <text:s text:c="7"/><text:span text:style-name="T19">when(libraryEventProducer.sendLibraryEventWithProducerRecord(isA(LibraryEvent.class))).thenReturn(null);</text:span><text:line-break/> <text:s text:c="7"/><text:span text:style-name="T19">//doNothing().when(libraryEventProducer).sendLibraryEventWithProducerRecord(isA(LibraryEvent.class));<text:line-break/></text:span><text:line-break/> <text:s text:c="7"/>//expect<text:line-break/> <text:s text:c="7"/>String expectErrorMessage = "book.bookAuthor - must not be blank, book.bookId - must not be null";<text:line-break/><text:line-break/> <text:s text:c="7"/>mockMvc.perform(MockMvcRequestBuilders.post("/v1/libraryevent")<text:line-break/> <text:s text:c="15"/>.content(json)<text:line-break/> <text:s text:c="15"/>.contentType(MediaType.APPLICATION_JSON))<text:line-break/> <text:s text:c="15"/>.andExpect(MockMvcResultMatchers.status().is4xxClientError())<text:line-break/> <text:s text:c="15"/>.andExpect(MockMvcResultMatchers.content().string(expectErrorMessage));<text:line-break/> <text:s text:c="3"/>}<text:line-break/><text:line-break/><text:line-break/>}<text:line-break/></text:p>
      <text:p text:style-name="Standard"/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5-02T12:28:02.778348301</dc:date>
    <meta:editing-duration>P8DT5H42M56S</meta:editing-duration>
    <meta:editing-cycles>33</meta:editing-cycles>
    <meta:generator>LibreOffice/7.0.5.2$Linux_X86_64 LibreOffice_project/00$Build-2</meta:generator>
    <meta:document-statistic meta:table-count="0" meta:image-count="20" meta:object-count="0" meta:page-count="52" meta:paragraph-count="160" meta:word-count="3493" meta:character-count="53765" meta:non-whitespace-character-count="44427"/>
  </office:meta>
</office:document-meta>
</file>